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23ff2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O1" style:family="table-cell">
      <style:table-cell-properties fo:background-color="#008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cfe7f5" fo:padding="0.097cm" fo:border="0.05pt solid #000000">
        <style:background-image/>
      </style:table-cell-properties>
    </style:style>
    <style:style style:name="Tabla1" style:family="table">
      <style:table-properties style:width="16.353cm" fo:margin-left="0.332cm" table:align="left"/>
    </style:style>
    <style:style style:name="Tabla1.A" style:family="table-column">
      <style:table-column-properties style:column-width="1.042cm"/>
    </style:style>
    <style:style style:name="Tabla1.B" style:family="table-column">
      <style:table-column-properties style:column-width="1.025cm"/>
    </style:style>
    <style:style style:name="Tabla1.C" style:family="table-column">
      <style:table-column-properties style:column-width="1.009cm"/>
    </style:style>
    <style:style style:name="Tabla1.F" style:family="table-column">
      <style:table-column-properties style:column-width="1.027cm"/>
    </style:style>
    <style:style style:name="Tabla1.G" style:family="table-column">
      <style:table-column-properties style:column-width="1.007cm"/>
    </style:style>
    <style:style style:name="Tabla1.P" style:family="table-column">
      <style:table-column-properties style:column-width="1.023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8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P1" style:family="table-cell">
      <style:table-cell-properties fo:background-color="#000000" fo:padding="0.097cm" fo:border="0.05pt solid #000000">
        <style:background-image/>
      </style:table-cell-properties>
    </style:style>
    <style:style style:name="Tabla5" style:family="table">
      <style:table-properties style:width="16.353cm" fo:margin-left="0.332cm" table:align="left"/>
    </style:style>
    <style:style style:name="Tabla5.A" style:family="table-column">
      <style:table-column-properties style:column-width="1.042cm"/>
    </style:style>
    <style:style style:name="Tabla5.B" style:family="table-column">
      <style:table-column-properties style:column-width="1.025cm"/>
    </style:style>
    <style:style style:name="Tabla5.C" style:family="table-column">
      <style:table-column-properties style:column-width="1.009cm"/>
    </style:style>
    <style:style style:name="Tabla5.F" style:family="table-column">
      <style:table-column-properties style:column-width="1.027cm"/>
    </style:style>
    <style:style style:name="Tabla5.G" style:family="table-column">
      <style:table-column-properties style:column-width="1.007cm"/>
    </style:style>
    <style:style style:name="Tabla5.P" style:family="table-column">
      <style:table-column-properties style:column-width="1.023cm"/>
    </style:style>
    <style:style style:name="Tabla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I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L1" style:family="table-cell">
      <style:table-cell-properties fo:background-color="#23ff2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P1" style:family="table-cell">
      <style:table-cell-properties fo:background-color="#000000" fo:padding="0.097cm" fo:border="0.05pt solid #000000">
        <style:background-image/>
      </style:table-cell-properties>
    </style:style>
    <style:style style:name="Tabla6" style:family="table">
      <style:table-properties style:width="16.353cm" fo:margin-left="0.332cm" table:align="left"/>
    </style:style>
    <style:style style:name="Tabla6.A" style:family="table-column">
      <style:table-column-properties style:column-width="1.042cm"/>
    </style:style>
    <style:style style:name="Tabla6.B" style:family="table-column">
      <style:table-column-properties style:column-width="1.025cm"/>
    </style:style>
    <style:style style:name="Tabla6.C" style:family="table-column">
      <style:table-column-properties style:column-width="1.009cm"/>
    </style:style>
    <style:style style:name="Tabla6.F" style:family="table-column">
      <style:table-column-properties style:column-width="1.027cm"/>
    </style:style>
    <style:style style:name="Tabla6.G" style:family="table-column">
      <style:table-column-properties style:column-width="1.007cm"/>
    </style:style>
    <style:style style:name="Tabla6.P" style:family="table-column">
      <style:table-column-properties style:column-width="1.023cm"/>
    </style:style>
    <style:style style:name="Tabla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P1" style:family="table-cell">
      <style:table-cell-properties fo:background-color="#000000" fo:padding="0.097cm" fo:border="0.05pt solid #000000">
        <style:background-image/>
      </style:table-cell-properties>
    </style:style>
    <style:style style:name="Tabla2" style:family="table">
      <style:table-properties style:width="16.353cm" fo:margin-left="0.332cm" table:align="left"/>
    </style:style>
    <style:style style:name="Tabla2.A" style:family="table-column">
      <style:table-column-properties style:column-width="1.042cm"/>
    </style:style>
    <style:style style:name="Tabla2.B" style:family="table-column">
      <style:table-column-properties style:column-width="1.025cm"/>
    </style:style>
    <style:style style:name="Tabla2.C" style:family="table-column">
      <style:table-column-properties style:column-width="1.009cm"/>
    </style:style>
    <style:style style:name="Tabla2.F" style:family="table-column">
      <style:table-column-properties style:column-width="1.027cm"/>
    </style:style>
    <style:style style:name="Tabla2.G" style:family="table-column">
      <style:table-column-properties style:column-width="1.007cm"/>
    </style:style>
    <style:style style:name="Tabla2.P" style:family="table-column">
      <style:table-column-properties style:column-width="1.023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P1" style:family="table-cell">
      <style:table-cell-properties fo:background-color="#000000" fo:padding="0.097cm" fo:border="0.05pt solid #000000">
        <style:background-image/>
      </style:table-cell-properties>
    </style:style>
    <style:style style:name="Tabla7" style:family="table">
      <style:table-properties style:width="16.341cm" fo:margin-left="0.344cm" table:align="left"/>
    </style:style>
    <style:style style:name="Tabla7.A" style:family="table-column">
      <style:table-column-properties style:column-width="1.021cm"/>
    </style:style>
    <style:style style:name="Tabla7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23ff2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E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F1" style:family="table-cell">
      <style:table-cell-properties fo:background-color="#008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P1" style:family="table-cell">
      <style:table-cell-properties fo:background-color="#cfe7f5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Source Sans Pro" style:text-underline-style="solid" style:text-underline-width="auto" style:text-underline-color="font-color" officeooo:rsid="000a925f" officeooo:paragraph-rsid="0006dacc"/>
    </style:style>
    <style:style style:name="P2" style:family="paragraph" style:parent-style-name="Standard">
      <style:paragraph-properties fo:text-align="start" style:justify-single-word="false"/>
      <style:text-properties style:font-name="Source Sans Pro" style:text-underline-style="solid" style:text-underline-width="auto" style:text-underline-color="font-color" officeooo:rsid="000a925f" officeooo:paragraph-rsid="0007091b"/>
    </style:style>
    <style:style style:name="P3" style:family="paragraph" style:parent-style-name="Standard">
      <style:text-properties style:font-name="Source Sans Pro" style:text-underline-style="solid" style:text-underline-width="auto" style:text-underline-color="font-color" officeooo:rsid="000a925f" officeooo:paragraph-rsid="0007091b"/>
    </style:style>
    <style:style style:name="P4" style:family="paragraph" style:parent-style-name="Standard">
      <style:text-properties style:font-name="Source Sans Pro" fo:font-weight="bold" officeooo:rsid="000e7c38" officeooo:paragraph-rsid="0006dacc" style:font-weight-asian="bold" style:font-weight-complex="bold"/>
    </style:style>
    <style:style style:name="P5" style:family="paragraph" style:parent-style-name="Standard">
      <style:text-properties style:font-name="Source Sans Pro" fo:font-weight="bold" officeooo:rsid="000e7c38" officeooo:paragraph-rsid="0007091b" fo:background-color="#ffffff" style:font-weight-asian="bold" style:font-weight-complex="bold"/>
    </style:style>
    <style:style style:name="P6" style:family="paragraph" style:parent-style-name="Standard">
      <style:text-properties style:font-name="Source Sans Pro" fo:font-size="8pt" style:text-underline-style="solid" style:text-underline-width="auto" style:text-underline-color="font-color" officeooo:rsid="000a925f" officeooo:paragraph-rsid="0007091b" style:font-size-asian="7pt" style:font-size-complex="8pt"/>
    </style:style>
    <style:style style:name="P7" style:family="paragraph" style:parent-style-name="Standard">
      <style:text-properties style:font-name="Source Sans Pro" fo:font-size="8pt" style:text-underline-style="none" officeooo:rsid="000a925f" officeooo:paragraph-rsid="0007091b" style:font-size-asian="7pt" style:font-size-complex="8pt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7091b"/>
    </style:style>
    <style:style style:name="P9" style:family="paragraph" style:parent-style-name="Standard">
      <style:text-properties officeooo:paragraph-rsid="0007091b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style:font-name="Source Sans Pro" fo:font-weight="bold" officeooo:rsid="000e7c38" officeooo:paragraph-rsid="0007091b" fo:background-color="#fffff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06dacc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07091b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070ae5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06dac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07091b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070ae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6dac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7091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70ae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bold" officeooo:rsid="000c8d1e" officeooo:paragraph-rsid="0006dac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bold" officeooo:rsid="000c8d1e" officeooo:paragraph-rsid="0007091b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bold" officeooo:rsid="000c8d1e" officeooo:paragraph-rsid="00070ae5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420e" style:font-name="Source Sans Pro" fo:font-size="11pt" fo:font-weight="normal" officeooo:rsid="000c8d1e" officeooo:paragraph-rsid="0006dacc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420e" style:font-name="Source Sans Pro" fo:font-size="11pt" fo:font-weight="normal" officeooo:rsid="000c8d1e" officeooo:paragraph-rsid="0007091b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420e" style:text-position="0% 100%" style:font-name="Source Sans Pro" fo:font-size="11pt" fo:font-weight="normal" officeooo:rsid="000c8d1e" officeooo:paragraph-rsid="0006dacc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ff420e" style:text-position="0% 100%" style:font-name="Source Sans Pro" fo:font-size="11pt" fo:font-weight="normal" officeooo:rsid="000c8d1e" officeooo:paragraph-rsid="0007091b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normal" officeooo:rsid="000c8d1e" officeooo:paragraph-rsid="0007091b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normal" officeooo:rsid="000c8d1e" officeooo:paragraph-rsid="00070ae5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bold" officeooo:rsid="000c8d1e" officeooo:paragraph-rsid="0007091b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bold" officeooo:rsid="000c8d1e" officeooo:paragraph-rsid="00070ae5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normal" officeooo:rsid="000c8d1e" officeooo:paragraph-rsid="0007091b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normal" officeooo:rsid="000c8d1e" officeooo:paragraph-rsid="00070ae5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bold" officeooo:rsid="000c8d1e" officeooo:paragraph-rsid="0007091b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bold" officeooo:rsid="000c8d1e" officeooo:paragraph-rsid="00070ae5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43" style:family="paragraph" style:parent-style-name="Text_20_body">
      <style:text-properties style:font-name="Source Sans Pro" officeooo:rsid="000b27ac" officeooo:paragraph-rsid="0006dacc"/>
    </style:style>
    <style:style style:name="P44" style:family="paragraph" style:parent-style-name="Text_20_body">
      <style:text-properties style:font-name="Source Sans Pro" officeooo:rsid="000b27ac" officeooo:paragraph-rsid="0007091b"/>
    </style:style>
    <style:style style:name="P45" style:family="paragraph">
      <style:paragraph-properties fo:text-align="center"/>
    </style:style>
    <style:style style:name="T1" style:family="text">
      <style:text-properties fo:font-weight="bold" officeooo:rsid="00147a4a" style:font-weight-asian="bold" style:font-weight-complex="bold"/>
    </style:style>
    <style:style style:name="T2" style:family="text">
      <style:text-properties officeooo:rsid="0017c29c"/>
    </style:style>
    <style:style style:name="T3" style:family="text">
      <style:text-properties officeooo:rsid="0014cdd7"/>
    </style:style>
    <style:style style:name="T4" style:family="text">
      <style:text-properties officeooo:rsid="0007091b"/>
    </style:style>
    <style:style style:name="T5" style:family="text">
      <style:text-properties officeooo:rsid="00070ae5"/>
    </style:style>
    <style:style style:name="T6" style:family="text">
      <style:text-properties officeooo:rsid="000a925f"/>
    </style:style>
    <style:style style:name="T7" style:family="text">
      <style:text-properties style:text-position="sub 58%" officeooo:rsid="00159e95"/>
    </style:style>
    <style:style style:name="T8" style:family="text">
      <style:text-properties style:text-position="sub 58%" officeooo:rsid="000a925f"/>
    </style:style>
    <style:style style:name="T9" style:family="text">
      <style:text-properties officeooo:rsid="00159e95"/>
    </style:style>
    <style:style style:name="gr1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3deb3d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66cc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Dashed_20__28_var_29_" svg:stroke-width="0.101cm" svg:stroke-color="#000000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dash" draw:stroke-dash="Dashed_20__28_var_29_" svg:stroke-width="0.101cm" svg:stroke-color="#000000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g text:anchor-type="paragraph" draw:z-index="80" draw:style-name="gr5"><draw:line draw:style-name="gr6" draw:text-style-name="P45" svg:x1="-0.337cm" svg:y1="0.36cm" svg:x2="17.596cm" svg:y2="0.36cm"><text:p/></draw:line><draw:line draw:style-name="gr7" draw:text-style-name="P45" svg:x1="-0.333cm" svg:y1="0.383cm" svg:x2="-0.337cm" svg:y2="13.101cm"><text:p/></draw:line><draw:line draw:style-name="gr7" draw:text-style-name="P45" svg:x1="17.597cm" svg:y1="0.384cm" svg:x2="17.593cm" svg:y2="13.102cm"><text:p/></draw:line><draw:line draw:style-name="gr6" draw:text-style-name="P45" svg:x1="-0.337cm" svg:y1="13.102cm" svg:x2="17.596cm" svg:y2="13.102cm"><text:p/></draw:line></draw:g><text:span text:style-name="T2"/></text:p>
      <text:p text:style-name="P4"><text:span text:style-name="T2">XMM1</text:span></text:p>
      <text:p text:style-name="P43">15<text:tab/><text:tab/><text:tab/><text:tab/><text:tab/><text:tab/><text:tab/><text:tab/><text:tab/><text:tab/><text:tab/><text:tab/><text:tab/> <text:s text:c="4"/>0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1"><text:span text:style-name="T3">0x00</text:span></text:p>
          </table:table-cell>
          <table:table-cell table:style-name="Tabla3.A1" office:value-type="string">
            <text:p text:style-name="P11">0x<text:span text:style-name="T3">00</text:span></text:p>
          </table:table-cell>
          <table:table-cell table:style-name="Tabla3.C1" office:value-type="string">
            <text:p text:style-name="P15">0x<text:span text:style-name="T3">FF</text:span></text:p>
          </table:table-cell>
          <table:table-cell table:style-name="Tabla3.A1" office:value-type="string">
            <text:p text:style-name="P19">0x<text:span text:style-name="T3">00</text:span></text:p>
          </table:table-cell>
          <table:table-cell table:style-name="Tabla3.E1" office:value-type="string">
            <text:p text:style-name="P27">0x<text:span text:style-name="T3">00</text:span></text:p>
          </table:table-cell>
          <table:table-cell table:style-name="Tabla3.E1" office:value-type="string">
            <text:p text:style-name="P27">0x<text:span text:style-name="T3">00</text:span></text:p>
          </table:table-cell>
          <table:table-cell table:style-name="Tabla3.E1" office:value-type="string">
            <text:p text:style-name="P29"><text:span text:style-name="T3">0x00</text:span></text:p>
          </table:table-cell>
          <table:table-cell table:style-name="Tabla3.E1" office:value-type="string">
            <text:p text:style-name="P29">0x<text:span text:style-name="T3">00</text:span></text:p>
          </table:table-cell>
          <table:table-cell table:style-name="Tabla3.E1" office:value-type="string">
            <text:p text:style-name="P27">0x<text:span text:style-name="T3">00</text:span></text:p>
          </table:table-cell>
          <table:table-cell table:style-name="Tabla3.E1" office:value-type="string">
            <text:p text:style-name="P27">0x<text:span text:style-name="T3">00</text:span></text:p>
          </table:table-cell>
          <table:table-cell table:style-name="Tabla3.E1" office:value-type="string">
            <text:p text:style-name="P29"><text:span text:style-name="T3">0x00</text:span></text:p>
          </table:table-cell>
          <table:table-cell table:style-name="Tabla3.E1" office:value-type="string">
            <text:p text:style-name="P29">0x<text:span text:style-name="T3">00</text:span></text:p>
          </table:table-cell>
          <table:table-cell table:style-name="Tabla3.M1" office:value-type="string">
            <text:p text:style-name="P19">0x<text:span text:style-name="T3">00</text:span></text:p>
          </table:table-cell>
          <table:table-cell table:style-name="Tabla3.M1" office:value-type="string">
            <text:p text:style-name="P19">0x<text:span text:style-name="T3">00</text:span></text:p>
          </table:table-cell>
          <table:table-cell table:style-name="Tabla3.O1" office:value-type="string">
            <text:p text:style-name="P23"><text:span text:style-name="T3">0xFF</text:span></text:p>
          </table:table-cell>
          <table:table-cell table:style-name="Tabla3.P1" office:value-type="string">
            <text:p text:style-name="P19">0x<text:span text:style-name="T3">00</text:span></text:p>
          </table:table-cell>
        </table:table-row>
      </table:table>
      <text:p text:style-name="P1"><draw:line text:anchor-type="paragraph" draw:z-index="0" draw:style-name="gr1" draw:text-style-name="P45" svg:x1="4.93cm" svg:y1="0.254cm" svg:x2="4.93cm" svg:y2="1.672cm"><text:p/></draw:line><draw:line text:anchor-type="paragraph" draw:z-index="1" draw:style-name="gr1" draw:text-style-name="P45" svg:x1="6.003cm" svg:y1="0.254cm" svg:x2="6.003cm" svg:y2="1.672cm"><text:p/></draw:line><draw:line text:anchor-type="paragraph" draw:z-index="2" draw:style-name="gr1" draw:text-style-name="P45" svg:x1="7.006cm" svg:y1="0.254cm" svg:x2="7.006cm" svg:y2="1.672cm"><text:p/></draw:line><draw:line text:anchor-type="paragraph" draw:z-index="3" draw:style-name="gr1" draw:text-style-name="P45" svg:x1="8.026cm" svg:y1="0.254cm" svg:x2="8.026cm" svg:y2="1.672cm"><text:p/></draw:line><draw:line text:anchor-type="paragraph" draw:z-index="4" draw:style-name="gr2" draw:text-style-name="P45" svg:x1="0.855cm" svg:y1="0.254cm" svg:x2="0.855cm" svg:y2="1.672cm"><text:p/></draw:line><draw:line text:anchor-type="paragraph" draw:z-index="5" draw:style-name="gr1" draw:text-style-name="P45" svg:x1="1.928cm" svg:y1="0.254cm" svg:x2="1.928cm" svg:y2="1.672cm"><text:p/></draw:line><draw:line text:anchor-type="paragraph" draw:z-index="6" draw:style-name="gr3" draw:text-style-name="P45" svg:x1="2.932cm" svg:y1="0.254cm" svg:x2="2.932cm" svg:y2="1.672cm"><text:p/></draw:line><draw:line text:anchor-type="paragraph" draw:z-index="7" draw:style-name="gr1" draw:text-style-name="P45" svg:x1="3.951cm" svg:y1="0.254cm" svg:x2="3.951cm" svg:y2="1.672cm"><text:p/></draw:line><draw:line text:anchor-type="paragraph" draw:z-index="8" draw:style-name="gr1" draw:text-style-name="P45" svg:x1="9.058cm" svg:y1="0.254cm" svg:x2="9.058cm" svg:y2="1.672cm"><text:p/></draw:line><draw:line text:anchor-type="paragraph" draw:z-index="9" draw:style-name="gr1" draw:text-style-name="P45" svg:x1="10.13cm" svg:y1="0.254cm" svg:x2="10.13cm" svg:y2="1.672cm"><text:p/></draw:line><draw:line text:anchor-type="paragraph" draw:z-index="10" draw:style-name="gr1" draw:text-style-name="P45" svg:x1="11.134cm" svg:y1="0.254cm" svg:x2="11.134cm" svg:y2="1.672cm"><text:p/></draw:line><draw:line text:anchor-type="paragraph" draw:z-index="11" draw:style-name="gr1" draw:text-style-name="P45" svg:x1="12.153cm" svg:y1="0.254cm" svg:x2="12.153cm" svg:y2="1.672cm"><text:p/></draw:line><draw:line text:anchor-type="paragraph" draw:z-index="12" draw:style-name="gr1" draw:text-style-name="P45" svg:x1="13.132cm" svg:y1="0.254cm" svg:x2="13.132cm" svg:y2="1.672cm"><text:p/></draw:line><draw:line text:anchor-type="paragraph" draw:z-index="13" draw:style-name="gr1" draw:text-style-name="P45" svg:x1="14.205cm" svg:y1="0.254cm" svg:x2="14.205cm" svg:y2="1.672cm"><text:p/></draw:line><draw:line text:anchor-type="paragraph" draw:z-index="14" draw:style-name="gr4" draw:text-style-name="P45" svg:x1="15.208cm" svg:y1="0.254cm" svg:x2="15.208cm" svg:y2="1.672cm"><text:p/></draw:line><draw:line text:anchor-type="paragraph" draw:z-index="15" draw:style-name="gr1" draw:text-style-name="P45" svg:x1="16.228cm" svg:y1="0.254cm" svg:x2="16.228cm" svg:y2="1.672cm"><text:p/></draw:line><text:span text:style-name="T1"/></text:p>
      <text:p text:style-name="P10"><text:span text:style-name="T2">XMM</text:span><text:span text:style-name="T4">2</text:span></text:p>
      <text:p text:style-name="P44">15<text:tab/><text:tab/><text:tab/><text:tab/><text:tab/><text:tab/><text:tab/><text:tab/><text:tab/><text:tab/><text:tab/><text:tab/><text:tab/> <text:s text:c="4"/>0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 table:number-columns-repeated="2"/>
        <table:table-column table:style-name="Tabla1.F"/>
        <table:table-column table:style-name="Tabla1.G"/>
        <table:table-column table:style-name="Tabla1.F"/>
        <table:table-column table:style-name="Tabla1.B" table:number-columns-repeated="2"/>
        <table:table-column table:style-name="Tabla1.C"/>
        <table:table-column table:style-name="Tabla1.B"/>
        <table:table-column table:style-name="Tabla1.F"/>
        <table:table-column table:style-name="Tabla1.B"/>
        <table:table-column table:style-name="Tabla1.C"/>
        <table:table-column table:style-name="Tabla1.P"/>
        <table:table-row>
          <table:table-cell table:style-name="Tabla1.A1" office:value-type="string">
            <text:p text:style-name="P28"><text:span text:style-name="T3">0x00</text:span></text:p>
          </table:table-cell>
          <table:table-cell table:style-name="Tabla1.A1" office:value-type="string">
            <text:p text:style-name="P28"><text:span text:style-name="T3">0x00</text:span></text:p>
          </table:table-cell>
          <table:table-cell table:style-name="Tabla1.A1" office:value-type="string">
            <text:p text:style-name="P28"><text:span text:style-name="T3">0x00</text:span></text:p>
          </table:table-cell>
          <table:table-cell table:style-name="Tabla1.A1" office:value-type="string">
            <text:p text:style-name="P30"><text:span text:style-name="T3">0x00</text:span></text:p>
          </table:table-cell>
          <table:table-cell table:style-name="Tabla1.E1" office:value-type="string">
            <text:p text:style-name="P31"><text:span text:style-name="T3">0x00</text:span></text:p>
          </table:table-cell>
          <table:table-cell table:style-name="Tabla1.F1" office:value-type="string">
            <text:p text:style-name="P34"><text:span text:style-name="T3">0x</text:span><text:span text:style-name="T4">7F</text:span></text:p>
          </table:table-cell>
          <table:table-cell table:style-name="Tabla1.E1" office:value-type="string">
            <text:p text:style-name="P37"><text:span text:style-name="T3">0x00</text:span></text:p>
          </table:table-cell>
          <table:table-cell table:style-name="Tabla1.F1" office:value-type="string">
            <text:p text:style-name="P40"><text:span text:style-name="T3">0x</text:span><text:span text:style-name="T4">7F</text:span></text:p>
          </table:table-cell>
          <table:table-cell table:style-name="Tabla1.A1" office:value-type="string">
            <text:p text:style-name="P28"><text:span text:style-name="T3">0x00</text:span></text:p>
          </table:table-cell>
          <table:table-cell table:style-name="Tabla1.A1" office:value-type="string">
            <text:p text:style-name="P28"><text:span text:style-name="T3">0x00</text:span></text:p>
          </table:table-cell>
          <table:table-cell table:style-name="Tabla1.A1" office:value-type="string">
            <text:p text:style-name="P30"><text:span text:style-name="T3">0x00</text:span></text:p>
          </table:table-cell>
          <table:table-cell table:style-name="Tabla1.A1" office:value-type="string">
            <text:p text:style-name="P30"><text:span text:style-name="T3">0x00</text:span></text:p>
          </table:table-cell>
          <table:table-cell table:style-name="Tabla1.A1" office:value-type="string">
            <text:p text:style-name="P30"><text:span text:style-name="T3">0x00</text:span></text:p>
          </table:table-cell>
          <table:table-cell table:style-name="Tabla1.A1" office:value-type="string">
            <text:p text:style-name="P30"><text:span text:style-name="T3">0x00</text:span></text:p>
          </table:table-cell>
          <table:table-cell table:style-name="Tabla1.A1" office:value-type="string">
            <text:p text:style-name="P30"><text:span text:style-name="T3">0x00</text:span></text:p>
          </table:table-cell>
          <table:table-cell table:style-name="Tabla1.P1" office:value-type="string">
            <text:p text:style-name="P30"><text:span text:style-name="T3">0x00</text:span></text:p>
          </table:table-cell>
        </table:table-row>
      </table:table>
      <text:p text:style-name="P2"><draw:line text:anchor-type="paragraph" draw:z-index="16" draw:style-name="gr1" draw:text-style-name="P45" svg:x1="4.93cm" svg:y1="0.245cm" svg:x2="4.93cm" svg:y2="1.663cm"><text:p/></draw:line><draw:line text:anchor-type="paragraph" draw:z-index="17" draw:style-name="gr4" draw:text-style-name="P45" svg:x1="6.003cm" svg:y1="0.245cm" svg:x2="6.003cm" svg:y2="1.663cm"><text:p/></draw:line><draw:line text:anchor-type="paragraph" draw:z-index="18" draw:style-name="gr1" draw:text-style-name="P45" svg:x1="7.006cm" svg:y1="0.245cm" svg:x2="7.006cm" svg:y2="1.663cm"><text:p/></draw:line><draw:line text:anchor-type="paragraph" draw:z-index="19" draw:style-name="gr4" draw:text-style-name="P45" svg:x1="8.026cm" svg:y1="0.245cm" svg:x2="8.026cm" svg:y2="1.663cm"><text:p/></draw:line><draw:line text:anchor-type="paragraph" draw:z-index="20" draw:style-name="gr2" draw:text-style-name="P45" svg:x1="0.855cm" svg:y1="0.245cm" svg:x2="0.855cm" svg:y2="1.663cm"><text:p/></draw:line><draw:line text:anchor-type="paragraph" draw:z-index="21" draw:style-name="gr1" draw:text-style-name="P45" svg:x1="1.928cm" svg:y1="0.245cm" svg:x2="1.928cm" svg:y2="1.663cm"><text:p/></draw:line><draw:line text:anchor-type="paragraph" draw:z-index="22" draw:style-name="gr3" draw:text-style-name="P45" svg:x1="2.932cm" svg:y1="0.245cm" svg:x2="2.932cm" svg:y2="1.663cm"><text:p/></draw:line><draw:line text:anchor-type="paragraph" draw:z-index="23" draw:style-name="gr1" draw:text-style-name="P45" svg:x1="3.951cm" svg:y1="0.245cm" svg:x2="3.951cm" svg:y2="1.663cm"><text:p/></draw:line><draw:line text:anchor-type="paragraph" draw:z-index="24" draw:style-name="gr1" draw:text-style-name="P45" svg:x1="9.058cm" svg:y1="0.245cm" svg:x2="9.058cm" svg:y2="1.663cm"><text:p/></draw:line><draw:line text:anchor-type="paragraph" draw:z-index="25" draw:style-name="gr1" draw:text-style-name="P45" svg:x1="10.13cm" svg:y1="0.245cm" svg:x2="10.13cm" svg:y2="1.663cm"><text:p/></draw:line><draw:line text:anchor-type="paragraph" draw:z-index="26" draw:style-name="gr1" draw:text-style-name="P45" svg:x1="11.134cm" svg:y1="0.245cm" svg:x2="11.134cm" svg:y2="1.663cm"><text:p/></draw:line><draw:line text:anchor-type="paragraph" draw:z-index="27" draw:style-name="gr1" draw:text-style-name="P45" svg:x1="12.153cm" svg:y1="0.245cm" svg:x2="12.153cm" svg:y2="1.663cm"><text:p/></draw:line><draw:line text:anchor-type="paragraph" draw:z-index="28" draw:style-name="gr1" draw:text-style-name="P45" svg:x1="13.132cm" svg:y1="0.245cm" svg:x2="13.132cm" svg:y2="1.663cm"><text:p/></draw:line><draw:line text:anchor-type="paragraph" draw:z-index="29" draw:style-name="gr1" draw:text-style-name="P45" svg:x1="14.205cm" svg:y1="0.245cm" svg:x2="14.205cm" svg:y2="1.663cm"><text:p/></draw:line><draw:line text:anchor-type="paragraph" draw:z-index="30" draw:style-name="gr4" draw:text-style-name="P45" svg:x1="15.208cm" svg:y1="0.245cm" svg:x2="15.208cm" svg:y2="1.663cm"><text:p/></draw:line><draw:line text:anchor-type="paragraph" draw:z-index="31" draw:style-name="gr1" draw:text-style-name="P45" svg:x1="16.228cm" svg:y1="0.245cm" svg:x2="16.228cm" svg:y2="1.663cm"><text:p/></draw:line><text:span text:style-name="T1"/></text:p>
      <text:p text:style-name="P5"><text:span text:style-name="T2">XMM</text:span><text:span text:style-name="T4">3</text:span></text:p>
      <text:p text:style-name="P44">15<text:tab/><text:tab/><text:tab/><text:tab/><text:tab/><text:tab/><text:tab/><text:tab/><text:tab/><text:tab/><text:tab/><text:tab/><text:tab/> <text:s text:c="4"/>0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 table:number-columns-repeated="2"/>
        <table:table-column table:style-name="Tabla6.F"/>
        <table:table-column table:style-name="Tabla6.G"/>
        <table:table-column table:style-name="Tabla6.F"/>
        <table:table-column table:style-name="Tabla6.B" table:number-columns-repeated="2"/>
        <table:table-column table:style-name="Tabla6.C"/>
        <table:table-column table:style-name="Tabla6.B"/>
        <table:table-column table:style-name="Tabla6.F"/>
        <table:table-column table:style-name="Tabla6.B"/>
        <table:table-column table:style-name="Tabla6.C"/>
        <table:table-column table:style-name="Tabla6.P"/>
        <table:table-row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28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A1" office:value-type="string">
            <text:p text:style-name="P30"><text:span text:style-name="T3">0x00</text:span></text:p>
          </table:table-cell>
          <table:table-cell table:style-name="Tabla6.P1" office:value-type="string">
            <text:p text:style-name="P30"><text:span text:style-name="T3">0x00</text:span></text:p>
          </table:table-cell>
        </table:table-row>
      </table:table>
      <text:p text:style-name="P3"><draw:line text:anchor-type="paragraph" draw:z-index="32" draw:style-name="gr1" draw:text-style-name="P45" svg:x1="4.93cm" svg:y1="0.196cm" svg:x2="4.93cm" svg:y2="1.614cm"><text:p/></draw:line><draw:line text:anchor-type="paragraph" draw:z-index="33" draw:style-name="gr4" draw:text-style-name="P45" svg:x1="6.003cm" svg:y1="0.196cm" svg:x2="6.003cm" svg:y2="1.614cm"><text:p/></draw:line><draw:line text:anchor-type="paragraph" draw:z-index="34" draw:style-name="gr1" draw:text-style-name="P45" svg:x1="7.006cm" svg:y1="0.196cm" svg:x2="7.006cm" svg:y2="1.614cm"><text:p/></draw:line><draw:line text:anchor-type="paragraph" draw:z-index="35" draw:style-name="gr4" draw:text-style-name="P45" svg:x1="8.026cm" svg:y1="0.196cm" svg:x2="8.026cm" svg:y2="1.614cm"><text:p/></draw:line><draw:line text:anchor-type="paragraph" draw:z-index="36" draw:style-name="gr2" draw:text-style-name="P45" svg:x1="0.855cm" svg:y1="0.196cm" svg:x2="0.855cm" svg:y2="1.614cm"><text:p/></draw:line><draw:line text:anchor-type="paragraph" draw:z-index="37" draw:style-name="gr1" draw:text-style-name="P45" svg:x1="1.928cm" svg:y1="0.196cm" svg:x2="1.928cm" svg:y2="1.614cm"><text:p/></draw:line><draw:line text:anchor-type="paragraph" draw:z-index="38" draw:style-name="gr3" draw:text-style-name="P45" svg:x1="2.932cm" svg:y1="0.196cm" svg:x2="2.932cm" svg:y2="1.614cm"><text:p/></draw:line><draw:line text:anchor-type="paragraph" draw:z-index="39" draw:style-name="gr1" draw:text-style-name="P45" svg:x1="3.951cm" svg:y1="0.196cm" svg:x2="3.951cm" svg:y2="1.614cm"><text:p/></draw:line><draw:line text:anchor-type="paragraph" draw:z-index="40" draw:style-name="gr1" draw:text-style-name="P45" svg:x1="9.058cm" svg:y1="0.196cm" svg:x2="9.058cm" svg:y2="1.614cm"><text:p/></draw:line><draw:line text:anchor-type="paragraph" draw:z-index="41" draw:style-name="gr1" draw:text-style-name="P45" svg:x1="10.13cm" svg:y1="0.196cm" svg:x2="10.13cm" svg:y2="1.614cm"><text:p/></draw:line><draw:line text:anchor-type="paragraph" draw:z-index="42" draw:style-name="gr1" draw:text-style-name="P45" svg:x1="11.134cm" svg:y1="0.196cm" svg:x2="11.134cm" svg:y2="1.614cm"><text:p/></draw:line><draw:line text:anchor-type="paragraph" draw:z-index="43" draw:style-name="gr1" draw:text-style-name="P45" svg:x1="12.153cm" svg:y1="0.196cm" svg:x2="12.153cm" svg:y2="1.614cm"><text:p/></draw:line><draw:line text:anchor-type="paragraph" draw:z-index="44" draw:style-name="gr1" draw:text-style-name="P45" svg:x1="13.132cm" svg:y1="0.196cm" svg:x2="13.132cm" svg:y2="1.614cm"><text:p/></draw:line><draw:line text:anchor-type="paragraph" draw:z-index="45" draw:style-name="gr1" draw:text-style-name="P45" svg:x1="14.205cm" svg:y1="0.196cm" svg:x2="14.205cm" svg:y2="1.614cm"><text:p/></draw:line><draw:line text:anchor-type="paragraph" draw:z-index="46" draw:style-name="gr4" draw:text-style-name="P45" svg:x1="15.208cm" svg:y1="0.196cm" svg:x2="15.208cm" svg:y2="1.614cm"><text:p/></draw:line><draw:line text:anchor-type="paragraph" draw:z-index="47" draw:style-name="gr1" draw:text-style-name="P45" svg:x1="16.228cm" svg:y1="0.196cm" svg:x2="16.228cm" svg:y2="1.614cm"><text:p/></draw:line><text:span text:style-name="T1"/></text:p>
      <text:p text:style-name="P5"><text:span text:style-name="T2">XMM</text:span><text:span text:style-name="T4">4</text:span></text:p>
      <text:p text:style-name="P44">15<text:tab/><text:tab/><text:tab/><text:tab/><text:tab/><text:tab/><text:tab/><text:tab/><text:tab/><text:tab/><text:tab/><text:tab/><text:tab/> <text:s text:c="4"/>0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 table:number-columns-repeated="2"/>
        <table:table-column table:style-name="Tabla5.F"/>
        <table:table-column table:style-name="Tabla5.G"/>
        <table:table-column table:style-name="Tabla5.F"/>
        <table:table-column table:style-name="Tabla5.B" table:number-columns-repeated="2"/>
        <table:table-column table:style-name="Tabla5.C"/>
        <table:table-column table:style-name="Tabla5.B"/>
        <table:table-column table:style-name="Tabla5.F"/>
        <table:table-column table:style-name="Tabla5.B"/>
        <table:table-column table:style-name="Tabla5.C"/>
        <table:table-column table:style-name="Tabla5.P"/>
        <table:table-row>
          <table:table-cell table:style-name="Tabla5.A1" office:value-type="string">
            <text:p text:style-name="P28"><text:span text:style-name="T3">0x00</text:span></text:p>
          </table:table-cell>
          <table:table-cell table:style-name="Tabla5.A1" office:value-type="string">
            <text:p text:style-name="P28"><text:span text:style-name="T3">0x00</text:span></text:p>
          </table:table-cell>
          <table:table-cell table:style-name="Tabla5.A1" office:value-type="string">
            <text:p text:style-name="P28"><text:span text:style-name="T3">0x00</text:span></text:p>
          </table:table-cell>
          <table:table-cell table:style-name="Tabla5.A1" office:value-type="string">
            <text:p text:style-name="P30"><text:span text:style-name="T3">0x00</text:span></text:p>
          </table:table-cell>
          <table:table-cell table:style-name="Tabla5.A1" office:value-type="string">
            <text:p text:style-name="P28"><text:span text:style-name="T3">0x00</text:span></text:p>
          </table:table-cell>
          <table:table-cell table:style-name="Tabla5.A1" office:value-type="string">
            <text:p text:style-name="P28"><text:span text:style-name="T3">0x00</text:span></text:p>
          </table:table-cell>
          <table:table-cell table:style-name="Tabla5.A1" office:value-type="string">
            <text:p text:style-name="P30"><text:span text:style-name="T3">0x00</text:span></text:p>
          </table:table-cell>
          <table:table-cell table:style-name="Tabla5.A1" office:value-type="string">
            <text:p text:style-name="P30"><text:span text:style-name="T3">0x00</text:span></text:p>
          </table:table-cell>
          <table:table-cell table:style-name="Tabla5.I1" office:value-type="string">
            <text:p text:style-name="P31"><text:span text:style-name="T3">0x00</text:span></text:p>
          </table:table-cell>
          <table:table-cell table:style-name="Tabla5.I1" office:value-type="string">
            <text:p text:style-name="P31"><text:span text:style-name="T3">0x00</text:span></text:p>
          </table:table-cell>
          <table:table-cell table:style-name="Tabla5.I1" office:value-type="string">
            <text:p text:style-name="P37"><text:span text:style-name="T3">0x00</text:span></text:p>
          </table:table-cell>
          <table:table-cell table:style-name="Tabla5.L1" office:value-type="string">
            <text:p text:style-name="P40"><text:span text:style-name="T3">0x</text:span><text:span text:style-name="T4">FF</text:span></text:p>
          </table:table-cell>
          <table:table-cell table:style-name="Tabla5.A1" office:value-type="string">
            <text:p text:style-name="P30"><text:span text:style-name="T3">0x00</text:span></text:p>
          </table:table-cell>
          <table:table-cell table:style-name="Tabla5.A1" office:value-type="string">
            <text:p text:style-name="P30"><text:span text:style-name="T3">0x00</text:span></text:p>
          </table:table-cell>
          <table:table-cell table:style-name="Tabla5.A1" office:value-type="string">
            <text:p text:style-name="P30"><text:span text:style-name="T3">0x00</text:span></text:p>
          </table:table-cell>
          <table:table-cell table:style-name="Tabla5.P1" office:value-type="string">
            <text:p text:style-name="P30"><text:span text:style-name="T3">0x00</text:span></text:p>
          </table:table-cell>
        </table:table-row>
      </table:table>
      <text:p text:style-name="P9"><draw:line text:anchor-type="paragraph" draw:z-index="48" draw:style-name="gr1" draw:text-style-name="P45" svg:x1="4.93cm" svg:y1="0.238cm" svg:x2="4.93cm" svg:y2="1.656cm"><text:p/></draw:line><draw:line text:anchor-type="paragraph" draw:z-index="49" draw:style-name="gr4" draw:text-style-name="P45" svg:x1="6.003cm" svg:y1="0.238cm" svg:x2="6.003cm" svg:y2="1.656cm"><text:p/></draw:line><draw:line text:anchor-type="paragraph" draw:z-index="50" draw:style-name="gr1" draw:text-style-name="P45" svg:x1="7.006cm" svg:y1="0.238cm" svg:x2="7.006cm" svg:y2="1.656cm"><text:p/></draw:line><draw:line text:anchor-type="paragraph" draw:z-index="51" draw:style-name="gr4" draw:text-style-name="P45" svg:x1="8.026cm" svg:y1="0.238cm" svg:x2="8.026cm" svg:y2="1.656cm"><text:p/></draw:line><draw:line text:anchor-type="paragraph" draw:z-index="52" draw:style-name="gr2" draw:text-style-name="P45" svg:x1="0.855cm" svg:y1="0.238cm" svg:x2="0.855cm" svg:y2="1.656cm"><text:p/></draw:line><draw:line text:anchor-type="paragraph" draw:z-index="53" draw:style-name="gr1" draw:text-style-name="P45" svg:x1="1.928cm" svg:y1="0.238cm" svg:x2="1.928cm" svg:y2="1.656cm"><text:p/></draw:line><draw:line text:anchor-type="paragraph" draw:z-index="54" draw:style-name="gr3" draw:text-style-name="P45" svg:x1="2.932cm" svg:y1="0.238cm" svg:x2="2.932cm" svg:y2="1.656cm"><text:p/></draw:line><draw:line text:anchor-type="paragraph" draw:z-index="55" draw:style-name="gr1" draw:text-style-name="P45" svg:x1="3.951cm" svg:y1="0.238cm" svg:x2="3.951cm" svg:y2="1.656cm"><text:p/></draw:line><draw:line text:anchor-type="paragraph" draw:z-index="56" draw:style-name="gr1" draw:text-style-name="P45" svg:x1="9.058cm" svg:y1="0.238cm" svg:x2="9.058cm" svg:y2="1.656cm"><text:p/></draw:line><draw:line text:anchor-type="paragraph" draw:z-index="57" draw:style-name="gr1" draw:text-style-name="P45" svg:x1="10.13cm" svg:y1="0.238cm" svg:x2="10.13cm" svg:y2="1.656cm"><text:p/></draw:line><draw:line text:anchor-type="paragraph" draw:z-index="58" draw:style-name="gr1" draw:text-style-name="P45" svg:x1="11.134cm" svg:y1="0.238cm" svg:x2="11.134cm" svg:y2="1.656cm"><text:p/></draw:line><draw:line text:anchor-type="paragraph" draw:z-index="59" draw:style-name="gr3" draw:text-style-name="P45" svg:x1="12.153cm" svg:y1="0.238cm" svg:x2="12.153cm" svg:y2="1.656cm"><text:p/></draw:line><draw:line text:anchor-type="paragraph" draw:z-index="60" draw:style-name="gr1" draw:text-style-name="P45" svg:x1="13.132cm" svg:y1="0.238cm" svg:x2="13.132cm" svg:y2="1.656cm"><text:p/></draw:line><draw:line text:anchor-type="paragraph" draw:z-index="61" draw:style-name="gr1" draw:text-style-name="P45" svg:x1="14.205cm" svg:y1="0.238cm" svg:x2="14.205cm" svg:y2="1.656cm"><text:p/></draw:line><draw:line text:anchor-type="paragraph" draw:z-index="62" draw:style-name="gr4" draw:text-style-name="P45" svg:x1="15.208cm" svg:y1="0.238cm" svg:x2="15.208cm" svg:y2="1.656cm"><text:p/></draw:line><draw:line text:anchor-type="paragraph" draw:z-index="63" draw:style-name="gr1" draw:text-style-name="P45" svg:x1="16.228cm" svg:y1="0.238cm" svg:x2="16.228cm" svg:y2="1.656cm"><text:p/></draw:line></text:p>
      <text:p text:style-name="P5"><text:span text:style-name="T2">XMM</text:span><text:span text:style-name="T4">5</text:span></text:p>
      <text:p text:style-name="P44">15<text:tab/><text:tab/><text:tab/><text:tab/><text:tab/><text:tab/><text:tab/><text:tab/><text:tab/><text:tab/><text:tab/><text:tab/><text:tab/> <text:s text:c="4"/>0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 table:number-columns-repeated="2"/>
        <table:table-column table:style-name="Tabla2.F"/>
        <table:table-column table:style-name="Tabla2.G"/>
        <table:table-column table:style-name="Tabla2.F"/>
        <table:table-column table:style-name="Tabla2.B" table:number-columns-repeated="2"/>
        <table:table-column table:style-name="Tabla2.C"/>
        <table:table-column table:style-name="Tabla2.B"/>
        <table:table-column table:style-name="Tabla2.F"/>
        <table:table-column table:style-name="Tabla2.B"/>
        <table:table-column table:style-name="Tabla2.C"/>
        <table:table-column table:style-name="Tabla2.P"/>
        <table:table-row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28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A1" office:value-type="string">
            <text:p text:style-name="P30"><text:span text:style-name="T3">0x00</text:span></text:p>
          </table:table-cell>
          <table:table-cell table:style-name="Tabla2.P1" office:value-type="string">
            <text:p text:style-name="P30"><text:span text:style-name="T3">0x00</text:span></text:p>
          </table:table-cell>
        </table:table-row>
      </table:table>
      <text:p text:style-name="P7"><draw:line text:anchor-type="paragraph" draw:z-index="64" draw:style-name="gr1" draw:text-style-name="P45" svg:x1="4.93cm" svg:y1="0.254cm" svg:x2="4.93cm" svg:y2="2.503cm"><text:p/></draw:line><draw:line text:anchor-type="paragraph" draw:z-index="65" draw:style-name="gr4" draw:text-style-name="P45" svg:x1="6.003cm" svg:y1="0.254cm" svg:x2="6.003cm" svg:y2="2.503cm"><text:p/></draw:line><draw:line text:anchor-type="paragraph" draw:z-index="66" draw:style-name="gr1" draw:text-style-name="P45" svg:x1="7.006cm" svg:y1="0.254cm" svg:x2="7.006cm" svg:y2="2.503cm"><text:p/></draw:line><draw:line text:anchor-type="paragraph" draw:z-index="67" draw:style-name="gr4" draw:text-style-name="P45" svg:x1="8.026cm" svg:y1="0.254cm" svg:x2="8.026cm" svg:y2="2.503cm"><text:p/></draw:line><draw:line text:anchor-type="paragraph" draw:z-index="68" draw:style-name="gr2" draw:text-style-name="P45" svg:x1="0.855cm" svg:y1="0.254cm" svg:x2="0.855cm" svg:y2="2.503cm"><text:p/></draw:line><draw:line text:anchor-type="paragraph" draw:z-index="69" draw:style-name="gr2" draw:text-style-name="P45" svg:x1="1.928cm" svg:y1="0.254cm" svg:x2="1.928cm" svg:y2="2.503cm"><text:p/></draw:line><draw:line text:anchor-type="paragraph" draw:z-index="70" draw:style-name="gr3" draw:text-style-name="P45" svg:x1="2.932cm" svg:y1="0.254cm" svg:x2="2.932cm" svg:y2="2.503cm"><text:p/></draw:line><draw:line text:anchor-type="paragraph" draw:z-index="71" draw:style-name="gr1" draw:text-style-name="P45" svg:x1="3.951cm" svg:y1="0.254cm" svg:x2="3.951cm" svg:y2="2.503cm"><text:p/></draw:line><draw:line text:anchor-type="paragraph" draw:z-index="72" draw:style-name="gr1" draw:text-style-name="P45" svg:x1="9.058cm" svg:y1="0.254cm" svg:x2="9.058cm" svg:y2="2.503cm"><text:p/></draw:line><draw:line text:anchor-type="paragraph" draw:z-index="73" draw:style-name="gr1" draw:text-style-name="P45" svg:x1="10.13cm" svg:y1="0.254cm" svg:x2="10.13cm" svg:y2="2.503cm"><text:p/></draw:line><draw:line text:anchor-type="paragraph" draw:z-index="74" draw:style-name="gr1" draw:text-style-name="P45" svg:x1="11.134cm" svg:y1="0.254cm" svg:x2="11.134cm" svg:y2="2.503cm"><text:p/></draw:line><draw:line text:anchor-type="paragraph" draw:z-index="75" draw:style-name="gr3" draw:text-style-name="P45" svg:x1="12.153cm" svg:y1="0.254cm" svg:x2="12.153cm" svg:y2="2.503cm"><text:p/></draw:line><draw:line text:anchor-type="paragraph" draw:z-index="76" draw:style-name="gr1" draw:text-style-name="P45" svg:x1="13.132cm" svg:y1="0.254cm" svg:x2="13.132cm" svg:y2="2.503cm"><text:p/></draw:line><draw:line text:anchor-type="paragraph" draw:z-index="77" draw:style-name="gr1" draw:text-style-name="P45" svg:x1="14.205cm" svg:y1="0.254cm" svg:x2="14.205cm" svg:y2="2.503cm"><text:p/></draw:line><draw:line text:anchor-type="paragraph" draw:z-index="78" draw:style-name="gr4" draw:text-style-name="P45" svg:x1="15.208cm" svg:y1="0.254cm" svg:x2="15.208cm" svg:y2="2.503cm"><text:p/></draw:line><draw:line text:anchor-type="paragraph" draw:z-index="79" draw:style-name="gr1" draw:text-style-name="P45" svg:x1="16.228cm" svg:y1="0.254cm" svg:x2="16.228cm" svg:y2="2.503cm"><text:p/></draw:line><text:span text:style-name="T1"/></text:p>
      <text:p text:style-name="P6"><text:span text:style-name="T1"/></text:p>
      <text:p text:style-name="P6"><text:span text:style-name="T1"/></text:p>
      <text:p text:style-name="P5"><text:span text:style-name="T4">RESULTADO</text:span></text:p>
      <text:p text:style-name="P44">15<text:tab/><text:tab/><text:tab/><text:tab/><text:tab/><text:tab/><text:tab/><text:tab/><text:tab/><text:tab/><text:tab/><text:tab/><text:tab/> <text:s text:c="4"/>0</text:p>
      <table:table table:name="Tabla7" table:style-name="Tabla7">
        <table:table-column table:style-name="Tabla7.A" table:number-columns-repeated="16"/>
        <table:table-row>
          <table:table-cell table:style-name="Tabla7.A1" office:value-type="string">
            <text:p text:style-name="P14"><text:span text:style-name="T5">x</text:span></text:p>
            <text:p text:style-name="P14"><text:span text:style-name="T3">0x00</text:span></text:p>
          </table:table-cell>
          <table:table-cell table:style-name="Tabla7.A1" office:value-type="string">
            <text:p text:style-name="P18"><text:span text:style-name="T6">b</text:span><text:span text:style-name="T7">3</text:span></text:p>
            <text:p text:style-name="P14">0x<text:span text:style-name="T3">00</text:span></text:p>
          </table:table-cell>
          <table:table-cell table:style-name="Tabla7.C1" office:value-type="string">
            <text:p text:style-name="P18"><text:span text:style-name="T6">g</text:span><text:span text:style-name="T8">3</text:span></text:p>
            <text:p text:style-name="P18">0x<text:span text:style-name="T3">FF</text:span></text:p>
          </table:table-cell>
          <table:table-cell table:style-name="Tabla7.A1" office:value-type="string">
            <text:p text:style-name="P26"><text:span text:style-name="T6">r</text:span><text:span text:style-name="T8">3</text:span></text:p>
            <text:p text:style-name="P22">0x<text:span text:style-name="T3">00</text:span></text:p>
          </table:table-cell>
          <table:table-cell table:style-name="Tabla7.E1" office:value-type="string">
            <text:p text:style-name="P33"><text:span text:style-name="T5">x</text:span></text:p>
            <text:p text:style-name="P33"><text:span text:style-name="T3">0x00</text:span></text:p>
          </table:table-cell>
          <table:table-cell table:style-name="Tabla7.F1" office:value-type="string">
            <text:p text:style-name="P36"><text:span text:style-name="T6">b</text:span><text:span text:style-name="T7">2</text:span></text:p>
            <text:p text:style-name="P36"><text:span text:style-name="T3">0x</text:span><text:span text:style-name="T4">7F</text:span></text:p>
          </table:table-cell>
          <table:table-cell table:style-name="Tabla7.E1" office:value-type="string">
            <text:p text:style-name="P42"><text:span text:style-name="T6">g</text:span><text:span text:style-name="T7">2</text:span></text:p>
            <text:p text:style-name="P39"><text:span text:style-name="T3">0x00</text:span></text:p>
          </table:table-cell>
          <table:table-cell table:style-name="Tabla7.F1" office:value-type="string">
            <text:p text:style-name="P42"><text:span text:style-name="T9">r</text:span><text:span text:style-name="T7">2</text:span></text:p>
            <text:p text:style-name="P42"><text:span text:style-name="T3">0x</text:span><text:span text:style-name="T4">7F</text:span></text:p>
          </table:table-cell>
          <table:table-cell table:style-name="Tabla7.A1" office:value-type="string">
            <text:p text:style-name="P33"><text:span text:style-name="T5">x</text:span></text:p>
            <text:p text:style-name="P33"><text:span text:style-name="T3">0x00</text:span></text:p>
          </table:table-cell>
          <table:table-cell table:style-name="Tabla7.A1" office:value-type="string">
            <text:p text:style-name="P36"><text:span text:style-name="T6">b</text:span><text:span text:style-name="T8">1</text:span></text:p>
            <text:p text:style-name="P33"><text:span text:style-name="T3">0x00</text:span></text:p>
          </table:table-cell>
          <table:table-cell table:style-name="Tabla7.A1" office:value-type="string">
            <text:p text:style-name="P42"><text:span text:style-name="T6">g</text:span><text:span text:style-name="T8">1</text:span></text:p>
            <text:p text:style-name="P39"><text:span text:style-name="T3">0x00</text:span></text:p>
          </table:table-cell>
          <table:table-cell table:style-name="Tabla7.C1" office:value-type="string">
            <text:p text:style-name="P42"><text:span text:style-name="T6">r</text:span><text:span text:style-name="T8">1</text:span></text:p>
            <text:p text:style-name="P42"><text:span text:style-name="T3">0x</text:span><text:span text:style-name="T4">FF</text:span></text:p>
          </table:table-cell>
          <table:table-cell table:style-name="Tabla7.E1" office:value-type="string">
            <text:p text:style-name="P22"><text:span text:style-name="T5">x</text:span></text:p>
            <text:p text:style-name="P22">0x<text:span text:style-name="T3">00</text:span></text:p>
          </table:table-cell>
          <table:table-cell table:style-name="Tabla7.E1" office:value-type="string">
            <text:p text:style-name="P26"><text:span text:style-name="T6">b</text:span><text:span text:style-name="T8">0</text:span></text:p>
            <text:p text:style-name="P22">0x<text:span text:style-name="T3">00</text:span></text:p>
          </table:table-cell>
          <table:table-cell table:style-name="Tabla7.F1" office:value-type="string">
            <text:p text:style-name="P26"><text:span text:style-name="T6">g</text:span><text:span text:style-name="T8">0</text:span></text:p>
            <text:p text:style-name="P26"><text:span text:style-name="T3">0xFF</text:span></text:p>
          </table:table-cell>
          <table:table-cell table:style-name="Tabla7.P1" office:value-type="string">
            <text:p text:style-name="P26"><text:span text:style-name="T6">r</text:span><text:span text:style-name="T8">0</text:span></text:p>
            <text:p text:style-name="P22">0x<text:span text:style-name="T3">00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06:24:58.82</meta:creation-date>
    <dc:date>2014-07-15T07:53:34.60</dc:date>
    <meta:editing-duration>PT1H28M25S</meta:editing-duration>
    <meta:editing-cycles>2</meta:editing-cycles>
    <meta:generator>LibreOffice/4.0.2.2$Windows_x86 LibreOffice_project/4c82dcdd6efcd48b1d8bba66bfe1989deee49c3</meta:generator>
    <meta:document-statistic meta:table-count="6" meta:image-count="0" meta:object-count="0" meta:page-count="1" meta:paragraph-count="124" meta:word-count="130" meta:character-count="567" meta:non-whitespace-character-count="459"/>
  </office:meta>
</office:document-meta>
</file>